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PageNumberCitationLayoutManager.AbstractPageNumberCitationLayoutManager( AbstractPageNumberCitation 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NumberCitationLayoutManager.addAreas( PositionIterator posIter , Layout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geNumberCitationLayoutManager.getPageNumberCitationInlineArea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PageNumberCitationLayoutManager.ge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PageNumberCitationLayoutManager.getStringWidth( String st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bstractPageNumberCitationLayoutManager.makeAlignmentContext( Layout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PageNumberCitationLayoutManager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PageNumberCitationLayoutManager.updateTextAreaTraits( TextArea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